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d534" officeooo:paragraph-rsid="001414f7"/>
    </style:style>
    <style:style style:name="P2" style:family="paragraph" style:parent-style-name="Standard">
      <style:text-properties fo:language="de" fo:country="DE" officeooo:rsid="000ad534" officeooo:paragraph-rsid="001414f7"/>
    </style:style>
    <style:style style:name="P3" style:family="paragraph" style:parent-style-name="Standard">
      <style:text-properties fo:language="de" fo:country="DE" officeooo:rsid="002018a5" officeooo:paragraph-rsid="002018a5"/>
    </style:style>
    <style:style style:name="P4" style:family="paragraph" style:parent-style-name="Standard">
      <style:text-properties fo:language="de" fo:country="DE" officeooo:rsid="000d686b" officeooo:paragraph-rsid="0027518f"/>
    </style:style>
    <style:style style:name="P5" style:family="paragraph" style:parent-style-name="Standard">
      <style:paragraph-properties fo:text-align="start" style:justify-single-word="false"/>
      <style:text-properties officeooo:paragraph-rsid="001414f7"/>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a2b7b" officeooo:paragraph-rsid="001a2b7b"/>
    </style:style>
    <style:style style:name="P8" style:family="paragraph" style:parent-style-name="Heading">
      <style:text-properties fo:font-size="12pt" fo:language="de" fo:country="DE" style:font-size-asian="12pt" style:font-size-complex="12pt"/>
    </style:style>
    <style:style style:name="P9" style:family="paragraph" style:parent-style-name="Title">
      <style:text-properties fo:language="de" fo:country="DE" officeooo:paragraph-rsid="001414f7"/>
    </style:style>
    <style:style style:name="P10" style:family="paragraph" style:parent-style-name="Subtitle">
      <style:text-properties fo:language="de" fo:country="DE" officeooo:paragraph-rsid="00230198"/>
    </style:style>
    <style:style style:name="P11" style:family="paragraph" style:parent-style-name="Standard" style:list-style-name="L1">
      <style:text-properties fo:language="de" fo:country="DE" officeooo:paragraph-rsid="0014c4cd"/>
    </style:style>
    <style:style style:name="P12" style:family="paragraph" style:parent-style-name="Standard" style:list-style-name="L1">
      <style:text-properties fo:language="de" fo:country="DE" officeooo:rsid="00143816" officeooo:paragraph-rsid="0014c4cd"/>
    </style:style>
    <style:style style:name="P13" style:family="paragraph" style:parent-style-name="Standard" style:list-style-name="L1">
      <style:text-properties fo:language="de" fo:country="DE" officeooo:rsid="00147916" officeooo:paragraph-rsid="0014c4cd"/>
    </style:style>
    <style:style style:name="P14" style:family="paragraph" style:parent-style-name="Standard" style:list-style-name="L1">
      <style:text-properties fo:language="de" fo:country="DE" officeooo:rsid="001490c5" officeooo:paragraph-rsid="0027f837"/>
    </style:style>
    <style:style style:name="P15" style:family="paragraph" style:parent-style-name="Standard" style:list-style-name="L1">
      <style:text-properties fo:language="de" fo:country="DE" officeooo:rsid="0014c4cd" officeooo:paragraph-rsid="0014c4cd"/>
    </style:style>
    <style:style style:name="P16" style:family="paragraph" style:parent-style-name="Heading_20_3">
      <style:text-properties fo:language="de" fo:country="DE"/>
    </style:style>
    <style:style style:name="P17" style:family="paragraph" style:parent-style-name="Heading_20_3">
      <style:paragraph-properties fo:text-align="start" style:justify-single-word="false"/>
      <style:text-properties fo:language="de" fo:country="DE"/>
    </style:style>
    <style:style style:name="T1" style:family="text">
      <style:text-properties officeooo:rsid="00126de7"/>
    </style:style>
    <style:style style:name="T2" style:family="text">
      <style:text-properties officeooo:rsid="001414f7"/>
    </style:style>
    <style:style style:name="T3" style:family="text">
      <style:text-properties officeooo:rsid="00143816"/>
    </style:style>
    <style:style style:name="T4" style:family="text">
      <style:text-properties officeooo:rsid="001490c5"/>
    </style:style>
    <style:style style:name="T5" style:family="text">
      <style:text-properties officeooo:rsid="0018503d"/>
    </style:style>
    <style:style style:name="T6" style:family="text">
      <style:text-properties officeooo:rsid="001a2b7b"/>
    </style:style>
    <style:style style:name="T7" style:family="text">
      <style:text-properties officeooo:rsid="001b13ec"/>
    </style:style>
    <style:style style:name="T8" style:family="text">
      <style:text-properties officeooo:rsid="001c8977"/>
    </style:style>
    <style:style style:name="T9" style:family="text">
      <style:text-properties officeooo:rsid="001e4eec"/>
    </style:style>
    <style:style style:name="T10" style:family="text">
      <style:text-properties fo:font-weight="bold" style:font-weight-asian="bold" style:font-weight-complex="bold"/>
    </style:style>
    <style:style style:name="T11" style:family="text">
      <style:text-properties fo:font-weight="bold" officeooo:rsid="002018a5" style:font-weight-asian="bold" style:font-weight-complex="bold"/>
    </style:style>
    <style:style style:name="T12" style:family="text">
      <style:text-properties fo:font-weight="bold" officeooo:rsid="0023cc7b" style:font-weight-asian="bold" style:font-weight-complex="bold"/>
    </style:style>
    <style:style style:name="T13" style:family="text">
      <style:text-properties officeooo:rsid="002018a5"/>
    </style:style>
    <style:style style:name="T14" style:family="text">
      <style:text-properties fo:font-size="8pt" officeooo:rsid="002018a5" style:font-size-asian="8pt" style:font-size-complex="8pt"/>
    </style:style>
    <style:style style:name="T15" style:family="text">
      <style:text-properties officeooo:rsid="0023cc7b"/>
    </style:style>
    <style:style style:name="T16" style:family="text">
      <style:text-properties fo:language="de" fo:country="DE" officeooo:rsid="001a5ab8"/>
    </style:style>
    <style:style style:name="T17" style:family="text">
      <style:text-properties fo:language="de" fo:country="DE" officeooo:rsid="000be3fc"/>
    </style:style>
    <style:style style:name="T18" style:family="text">
      <style:text-properties officeooo:rsid="0025a932"/>
    </style:style>
    <style:style style:name="T19" style:family="text">
      <style:text-properties officeooo:rsid="002b31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F</text:span>allbeispiel CAS OOP 2.3 – Programmiersprachen Vertiefung <text:tab/><text:tab/><text:tab/><text:tab/><text:tab/> <text:s text:c="3"/><text:date style:data-style-name="N36" text:date-value="2018-12-17T20:48:22.986472751" text:fixed="true">17.12.2018</text:date><text:tab/></text:p>
      <text:p text:style-name="P2"/>
      <text:p text:style-name="P9"><text:span text:style-name="T2">Aufgabenstellung Fallbeispiel</text:span><text:line-break/><text:span text:style-name="T1">Arbeitstitel: RoMa</text:span></text:p>
      <text:p text:style-name="P10"><text:span text:style-name="T10">Ro</text:span>yalty <text:span text:style-name="T11">M</text:span><text:span text:style-name="T10">a</text:span>nagement <text:span text:style-name="T13">S</text:span>oftware<text:line-break/><text:span text:style-name="T14">https://github.com/SchleimKeim/RoMa</text:span></text:p>
      <text:p text:style-name="P3"/>
      <text:p text:style-name="P8">Autoren</text:p>
      <text:p text:style-name="P5"><text:span text:style-name="T17">Mathias Mader <text:tab/>: </text:span><text:span text:style-name="T16">madermat@students.zhaw.ch</text:span><text:span text:style-name="T17"><text:line-break/>Jakob Bolliger <text:tab/>: bollijak@students.zhaw.ch</text:span></text:p>
      <text:h text:style-name="P17" text:outline-level="3">Ausgangslage</text:h>
      <text:p text:style-name="P4">Ein kleineres Verlagshaus in Zürich macht bis heute alle <text:span text:style-name="T6">jährlichen </text:span>Honorarabrechnungen für Bücher und deren <text:span text:style-name="T7">Urheber </text:span>mit Excel Tabellen. <text:span text:style-name="T2">Dies bringt natürlich etliche Nachteile mit sich, wie z.B. das manuelle Eingeben von Verkaufszahlen sowie das Übertragen von Saldi der vorhergehenden Abrechnungsperiode. Des Weiteren müssen die Daten als PDF exportiert und anschliessend per Mail verschickt werden.</text:span></text:p>
      <text:p text:style-name="P4"/>
      <text:p text:style-name="P4">Im Rahmen dieses Projektes, soll für den Verlag e<text:span text:style-name="T3">i</text:span>ne Soware erstellt werden, <text:span text:style-name="T2">welche die betroffenen Prozesse vereinfacht, dort wo möglich automatisiert, beschleunigt und insgesamt zeitgemässer gestaltet.</text:span></text:p>
      <text:h text:style-name="P16" text:outline-level="3">Anforderunge<text:span text:style-name="T5">n</text:span></text:h>
      <text:list xml:id="list3271164996" text:style-name="L1">
        <text:list-item>
          <text:p text:style-name="P11">Die Software muss auf Windows sowie Apple Rechnern lauffähig se<text:span text:style-name="T4">in</text:span>.</text:p>
        </text:list-item>
        <text:list-item>
          <text:p text:style-name="P12">Da mehrere Rechner unabhängig voneinander auf die Daten zugreifen sollen, müssen diese in einer Datenbank gespeichert werden.</text:p>
        </text:list-item>
        <text:list-item>
          <text:p text:style-name="P12">Die Software soll eine komfortable Möglichkeit bieten, Stammdaten sowie die eigentlichen Honorarabrechnungen persistent zu verwalten. </text:p>
        </text:list-item>
        <text:list-item>
          <text:p text:style-name="P13">Zu den Stammdaten gehören Bücher <text:span text:style-name="T15">und </text:span>vor allem die damit verbundenen <text:span text:style-name="T8">Urheber (</text:span>von hier an Entitäten genannt). Konkret bestehen diese Entitäten aus Autoren, Agenturen und Übersetzern. Zu jeder Entität müssen vereinbarte Vertragskonditionen pro Buch hinterlegt werden können.</text:p>
        </text:list-item>
        <text:list-item>
          <text:p text:style-name="P14">Für die Kalkulation der Honorare werden die folgenden drei Verkaufskanäle unterteilt und separat ausgewiesen: <text:s/>Verkäufe Schweiz / Verkäufe Österreich und Deutschland / Online Verkäufe.</text:p>
        </text:list-item>
        <text:list-item>
          <text:p text:style-name="P14">Nachdem der Benutzer die Verkaufszahlen für das aktuelle Jahr importiert hat, muss die Software aus den Verkaufszahlen <text:span text:style-name="T19">und</text:span> den hinterlegten Konditionen unter Einbezug der Vorjahreszahlen, etc. für jede beteiligte Entität die korrekte Abrechnung generieren, speichern und in einem definierten Layout als PDF dem Benutzer ausgeben.</text:p>
        </text:list-item>
        <text:list-item>
          <text:p text:style-name="P15">Eine Importfunktion für Excel Tabellen, um die Verkaufszahlen der abzurechnenden Periode zu importieren. Die einzulesenden Excel Dateien müssen dabei einem zuvor mit dem Kunden definierten Schema entsprechen.</text:p>
        </text:list-item>
      </text:list>
      <text:h text:style-name="P16" text:outline-level="3">Technisches</text:h>
      <text:p text:style-name="P7"><text:span text:style-name="T10">Datenbank:</text:span> Welche Datenbank gewählt wird, ist noch offen. <text:span text:style-name="T9">Eines der Kriterien hierbei ist die Kompatibilität </text:span>zu einem <text:span text:style-name="T9">gängigen </text:span>ORM (Object Relation Mapper) <text:span text:style-name="T9">Framework</text:span>.</text:p>
      <text:p text:style-name="P6"><text:span text:style-name="T12">ORM</text:span><text:span text:style-name="T10">: </text:span><text:span text:style-name="T6">Da die Art der Datenbank sowie deren Aufbau während der Entwicklung ständigen Änderungen unterworfen sein dürfte, wird zur Entwicklung auf eine ORM Library eines Drittanbieters zurückgegriffen. </text:span></text:p>
      <text:p text:style-name="P7"><text:span text:style-name="T10">UnitTesting: </text:span>Für den Entwicklungsprozess sollen UnitTests implementiert werden. <text:span text:style-name="T9">W</text:span>ie weit die Testabdeckung gehen wird, ist <text:span text:style-name="T18">abhängig von Zeit und Aufw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01:48.911819177</meta:creation-date>
    <dc:date>2018-12-19T18:52:36.134408494</dc:date>
    <meta:editing-duration>PT52M16S</meta:editing-duration>
    <meta:editing-cycles>22</meta:editing-cycles>
    <meta:generator>LibreOffice/6.0.7.3$Linux_X86_64 LibreOffice_project/00m0$Build-3</meta:generator>
    <meta:document-statistic meta:table-count="0" meta:image-count="0" meta:object-count="0" meta:page-count="1" meta:paragraph-count="20" meta:word-count="360" meta:character-count="2766" meta:non-whitespace-character-count="2417"/>
  </office:meta>
</office:document-meta>
</file>